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11_8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1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March 1897</text:p>
      <text:p text:style-name="P2">Month<text:tab/><text:tab/><text:tab/><text:tab/><text:tab/><text:tab/>March</text:p>
      <text:p text:style-name="P2">Year<text:tab/><text:tab/><text:tab/><text:tab/><text:tab/><text:tab/>1897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Suicide; Suicide--Religious aspects--Judaism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9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Letterhead]</text:p>
      <text:p text:style-name="P4">S. MORAIS,/</text:p>
      <text:p text:style-name="P4">546 N. Fifth St./</text:p>
      <text:p text:style-name="P5">Philadelphia,/</text:p>
      <text:p text:style-name="P5"/>
      <text:p text:style-name="P4">[Front Cover]</text:p>
      <text:p text:style-name="P4">[Note: The number "76" is written in pencil and circled in the top right corner of the page.]</text:p>
      <text:p text:style-name="P5">March 97/</text:p>
      <text:p text:style-name="P6">On Suicides among Jews/</text:p>
      <text:p text:style-name="P6"/>
      <text:p text:style-name="P4">[Page 1]</text:p>
      <text:p text:style-name="P4">Whether the people who lived before the flood, fed/ on slaughtered animals, is a question which historians/ have left open. <text:s/>Writers' who incline to think that in/ the primitive ages, human beings derived their nourish-/-ment largely from cattle and fowl, like in our own days, point/ to our organism as a proof. <text:s/>They contend that the teeth/ in their varied shape indicate a capacity to use flesh/ as nutriment--nature having created nothing without/ a wise purpose. <text:s/>Others, who dispute the theory, cite/ in their support the words of the Bible, for we read/ that Noah was told, "As the green herb <text:s/>I have given/ you all"--which sentence some Talmudists explain so:/ In the same manner as Adam and his immediate/ descendants were permitted vegetables and fruits, do now,/--since the deluge has occasioned a change that enfeebled/ human <text:span text:style-name="T1">bodies</text:span><text:span text:style-name="T2"> nature, you may partake of every thing./ <text:s/>I shall not attempt to set the question at rest to the general satisfaction/ nor does it concern us intimately. <text:s/>I simply </text:span><text:soft-page-break/><text:span text:style-name="T2">wish/ to show that both in his silence and in his command,/</text:span></text:p>
      <text:p text:style-name="P7"/>
      <text:p text:style-name="P7">[Page 2]</text:p>
      <text:p text:style-name="P4"><text:span text:style-name="T2">the inspired author of the book of Genesis, gives/ us reasons to infer that the wanton shedding of/ blood, even of irrational beasts, did not meet with his/ encouragement. <text:s/>Let the Pentateuch be attentively/ read, and the thoughtful will have no difficulty in/ discovering the almost aversion of Moses to an indul-/-gence in the flesh pot, necessitating the spilling of blood. <text:s/>So that the Rabbis correctly/ quoting Deuteronomy call </text:span><text:span text:style-name="T1">it</text:span><text:span text:style-name="T2"> [Hebrew], a craving which could no longer be/ forbidden in later times, but which did not agree with/ the prophet's ideas. <text:s/>Mark again how considerate was/ he in his directions. <text:s/>Having admitted that Noah/ could feed on all things, he says: "but flesh while/ the blood, which is its vitality, remains in it, you shall/ not eat;" that is, you shall not cruelly cut a limb/ or a portion of a limb, or the least part of a live animal/ and gratify your appetites--a practice not rare among/ the Bedouins of the desert, when on a distant journey,/ but abhorred by the Sages who have proclaimed/ it a sing against religion, to hurt irrational crea-/-tures. <text:s/>[Hebrew] </text:span><text:span text:style-name="T1">and</text:span><text:span text:style-name="T2"> the abused Rabbi who have moreover formula-/-ted admirable regulations to ease the death of beasts,/ and to draw therefrom all vital blood that we ourselves become/ not animalised./</text:span></text:p>
      <text:p text:style-name="P7"/>
      <text:p text:style-name="P7">[Page 3]</text:p>
      <text:p text:style-name="P4"><text:span text:style-name="T2">Now, so far we have noticed the rules of humanity/ towards beings inferior to our nature. <text:s/>Was the Bible/ silent about practising an act of cruelty against our-/-selves? <text:s/>I consult tradition, and it tells me that what/ we read in the same section of Genesis: "Surely your blood of your lives will I require," is/ an intimation of God's displeasure exhibited in the endless hereafter at self-/murder. <text:s/>What a contrast with the notions of/ heathens, who deemed it nobler in man to </text:span><text:span text:style-name="T1">put an</text:span><text:span text:style-name="T2"> snap short/ </text:span><text:span text:style-name="T1">end to</text:span><text:span text:style-name="T2"> existence, </text:span><text:span text:style-name="T1">rather</text:span><text:span text:style-name="T2"> sooner than hear the ills that flesh is/ heir to. <text:s/></text:span><text:span text:style-name="T1">A Brutus</text:span><text:span text:style-name="T2"> A Cato demanding a sword to stab himself, &amp; the exclaiming "Now I am free," or a Brutus falling upon his sword and crying:/ "O virtue, thou empty name; I have worshipped[sic!] thee </text:span><text:span text:style-name="T1">as</text:span><text:span text:style-name="T2">/ as a god, but thou art only a slave of fortune," a Cato and a Brutus,/ would not have won the laurel and plaudits of posterity among/ Hebrews. <text:s/>Life is looked upon by us as a Divine trust to be surrendered solely at the will of the heavenly giver. <text:s/>Through the whole range of Biblical/ history, covering a period of upwards of three thou-/-sand years, only three instances of actual suicides are/ recorded. <text:s/>Saul could scarcely be held responsible/ for his self-destruction. <text:s/>Crazed by fear, long a/ victim </text:span><text:span text:style-name="T1">of</text:span><text:span text:style-name="T2"> to an unconquerable depression of spirits, he/</text:span></text:p>
      <text:p text:style-name="P4"><text:span text:style-name="T2"/></text:p>
      <text:p text:style-name="P4"><text:span text:style-name="T2">[Page 4]</text:span></text:p>
      <text:p text:style-name="P4"><text:span text:style-name="T2">deserves our </text:span><text:span text:style-name="T1">pity</text:span><text:span text:style-name="T2"> commiseration instead of our censure for having/ pierced his body through. <text:s/>The Talmudists, so rigid/ in their judgment against a [Hebrew] one/ who deliberately does away with himself, apologize/ for the unfortunate king, who dreaded to be taken/ alive and made a mockery of by his inveterate enemies./ <text:s/>Saul's [?] hearer, following his master's terrible/ example, I interpret as a pardonable token of devo-/-tion to an unfortunate military chief and </text:span><text:span text:style-name="T1">king.</text:span><text:span text:style-name="T2"> Sovereign Ruler./ <text:s/>The third case in our Bible, is presented in the cha-/-racter of a recreant, who sided with a rebellious son/ against his royal parent. <text:s/>Ahithophel had/ enjoyed David's perfect confidence. <text:s/>The Rabbis/ assert that concerning him, the shepherd psalmist/ sang: "Thou wast a man my equal, my guide and/ my friend. <text:s/>We took sweet counsel together and walked/ to the house of God amidst a multitude." <text:s/>But/ Ahithophel treasonably espoused the cause of Absalom/ in his </text:span><text:span text:style-name="T1">resolve</text:span><text:span text:style-name="T2"> atrocious attempt to dethrone and kill his father. <text:s/>When/ the plan which the wicked counsellor had deeply laid was/ set aside, and the advise of one secretly favoring David/ was accepted, Ahithophel foreseeing the breaking up/</text:span></text:p>
      <text:p text:style-name="P4"><text:span text:style-name="T2"/></text:p>
      <text:p text:style-name="P4"><text:span text:style-name="T2">[Page 5]</text:span></text:p>
      <text:p text:style-name="P4"><text:span text:style-name="T2">of the conspiracy and his own ignominious end, hast-/-ened home and hanged himself. <text:s/>I cannot recall/ any other instance of suicide among Hebrews in Holy Writ. <text:s/>Was/ it cowardice that prevented "to take </text:span><text:soft-page-break/><text:span text:style-name="T2">arms against a sea/ of troubles," or was it an overweening attachment to/ worldly pleasures, or incapacity to set a higher/ value or virtue than on life? <text:s/>Ignorant of stirring/ episodes in our </text:span><text:span text:style-name="T1">history</text:span><text:span text:style-name="T2"> annals must he be, who advances/ those charges. <text:s/>Let him read of men and women/ of Israel girded with strength, ready to rush into/ the embrace of death rather than sacrifice principles./ <text:s/>I have no reference now to religious martyrs or patrio-/-tic heros[sic!] that every country and creed produced. <text:s/>I allude/ to a voluntary surrendering of existence, when faced by/ temptations inevitable. <text:s/>Why did the fair wife of Moses/ of Cordova,--captured by pirates--, plunge into the raging sea?/ <text:s/>Because she chose to be a prey to the waves rather/ than to the licentious cravings of her captor. <text:s/>Why/ did the scion of the famous stock of Ashin in/ Toledo kill himself, to set his </text:span><text:span text:style-name="T1">f</text:span><text:span text:style-name="T2"> wife and family/ a similar example? <text:s/>Because he preferred the grave/ to disgrace and apostasy. <text:s/>Aye: honor/</text:span></text:p>
      <text:p text:style-name="P4"><text:span text:style-name="T2"/></text:p>
      <text:p text:style-name="P4"><text:span text:style-name="T2">[Page 6]</text:span></text:p>
      <text:p text:style-name="P4"><text:span text:style-name="T2">was prized above life by the true in Israel; yet/ they did not dare cut </text:span><text:span text:style-name="T1">off</text:span><text:span text:style-name="T2"> asunder the threads of their earthly/ existence in order to </text:span><text:span text:style-name="T1">loosen</text:span><text:span text:style-name="T2"> let go the burden of human trials go off./ <text:s/></text:span></text:p>
      <text:p text:style-name="P4"><text:span text:style-name="T2"><text:tab/>How fearfully we have degenerated, a glance at/ the daily journals will show. <text:s/>With shame/ I acknowledge that suicides among Hebrews/ are, in proportion, as frequent as among those/ not born in our faith. <text:s/>Congregational rules </text:span><text:span text:style-name="T1">to</text:span><text:span text:style-name="T2">/ denying such the usual obsequies and burial are not/ </text:span><text:span text:style-name="T1">a</text:span><text:span text:style-name="T2"> the means to deter</text:span><text:span text:style-name="T1">ment to</text:span><text:span text:style-name="T2"> from the rash deed, and I myself,/ have in recent years </text:span><text:span text:style-name="T1">set</text:span><text:span text:style-name="T2"> laid aside in regulation which/ serves only to intensify grief, without hinder-/-ing a sinful act. <text:s/>Sometime ago a youth/ who appeared anxious to learn, and whose laud-/-able disposition I tried to encourage by procuring/ for him free admission to the lectures at the rooms/ of the Young Man's Hebrew Association, and the/ use of the library, seized with morbid feelings, occa-/-sioned perhaps by his humble parentage and sur-/-roundings, instead of summoning his inner powers/ and rising above his lowliness, </text:span><text:span text:style-name="T1">he</text:span><text:span text:style-name="T2"> allowed morose-/-ness to master his energies and lead him to self-murder./</text:span></text:p>
      <text:p text:style-name="P4"><text:span text:style-name="T2"/></text:p>
      <text:p text:style-name="P4"><text:span text:style-name="T2">[Page 7]</text:span></text:p>
      <text:p text:style-name="P4"><text:span text:style-name="T2">Very shortly after a man widely learned for his/ age, and who had filled the office of Rabbi preacher,/ and aspired to the same position in our city, fired at his/ head after leaving sought in vain a livelihood as a/ deserter to his </text:span><text:span text:style-name="T1">faith</text:span><text:span text:style-name="T2"> creed and a perjurer. <text:s/>Since then in-/-stances have multiplied, and none created so great a/ stir as the latest, for, a voluntary suicide, involved an/ involuntary one. <text:s/>Humiliating in the extreme we must/ consider the circumstance, when we bear in mind that the/ main actor in the tragedy was </text:span><text:span text:style-name="T1">ostensibly</text:span><text:span text:style-name="T2"> generally believed to be qualifying/ himself as a leader in the path of righteousness, for, to/ a college which claims to train youths to the Jewish/ Rabbinate, he was admitted </text:span><text:span text:style-name="T1">on strong recommendations,</text:span><text:span text:style-name="T2"> unconditionally if you wish </text:span><text:span text:style-name="T1">as</text:span><text:span text:style-name="T2"> now apologetically alleged, or on probation. </text:span><text:span text:style-name="T1">as was claimed.</text:span><text:span text:style-name="T2"> <text:s/>What supervision was kept over that student, may/ be clearly inferred form the fact that notwithstanding/ certain </text:span><text:span text:style-name="T1">of his</text:span><text:span text:style-name="T2"> irregular practices of his own, ill-agreeing with the Mosaic/ injunctions which forbid seeking to dive into matters wi-/-sely hidden form human </text:span><text:span text:style-name="T1">minds</text:span><text:span text:style-name="T2"> comprehension, the Philadelphia/ youth was </text:span><text:span text:style-name="T1">held by the hand</text:span><text:span text:style-name="T2"> twice accepted as a scholar and permitted to freely/ associate with the guileless over whom he exercised a fatal/ influence. <text:s/>None will ever be able to tell the/ subtle working, which resulted in a double self-murder./</text:span></text:p>
      <text:p text:style-name="P4"><text:span text:style-name="T2"/></text:p>
      <text:p text:style-name="P4"><text:span text:style-name="T2">[Page 8]</text:span></text:p>
      <text:p text:style-name="P4"><text:span text:style-name="T2">My pity goes principally with the innocent victim/ of a companion, who confessedly preferred to the simple/ but soul-elevating literature of his people with which he/ was in duty bound to become familiar, a German/ philosophy, which sees in the government of the/ world, a blind Will. <text:s/>The mind that should have/ been lifted on high by the teachings of Holy Writ;/ widened by the maxims of our moralists, drawn lovingly/ towards all creatures as the objects of God's providential/ care, became engulphed in the theories of a Schopen-/-hauer breeding discontent and malevolence, and in the/ vagaries of a Mesmer and an awfully dangerous hypnotism./ <text:s/>I will not be guilty of rash accusations. <text:s/>I will not </text:span><text:span text:style-name="T1">as-</text:span><text:span text:style-name="T2">/</text:span><text:span text:style-name="T1">-</text:span><text:soft-page-break/><text:span text:style-name="T1">cribe to</text:span><text:span text:style-name="T2"> assign to </text:span><text:span text:style-name="T1">the fault of</text:span><text:span text:style-name="T2"> the trustees of the Union College the cause/ of the </text:span><text:span text:style-name="T1">terrible</text:span><text:span text:style-name="T2"> appalling event. <text:s/></text:span><text:span text:style-name="T1">but I am of opinion that</text:span><text:span text:style-name="T2"> They may have depended on the vigilance of/ the President for </text:span><text:span text:style-name="T1">should have guarded against it by</text:span><text:span text:style-name="T2">/ a close inspection of the habits of his misled and mis-/-leading pupil. <text:s/>Rather than grow indignant be-/-cause the latter asked to be cremated, and peremptorily com-/-mand that the body be removed from the school/ room to which it had been taken, the </text:span><text:span text:style-name="T1">Dr</text:span><text:span text:style-name="T2"> main professor should/ have early set about to enforce among those sitting at/</text:span></text:p>
      <text:p text:style-name="P4"><text:span text:style-name="T2"/></text:p>
      <text:p text:style-name="P4"><text:span text:style-name="T2">[Page 9]</text:span></text:p>
      <text:p text:style-name="P4"><text:span text:style-name="T2">his feet the golden rule of Ben Sera. <text:s/>"Search not/ what is too high above thee, neither what is too/ deep for thee; seek to understand what is allowed/ unto thee. <text:s/>Let </text:span><text:span text:style-name="T1">not</text:span><text:span text:style-name="T2"> thy heart keep away from that/ which is concealed, do not look after events and/ their causes too profound, enough has been shown thee."/ <text:s/>If the studies and their imparting had carried out/ that wholesome aphorism, we would hear more of/ Judaism in the pulpits occupied by the graduates of/ the West and less of Darwinism, more of man's amenableness to an Omnipotent Judge, and less of evolution</text:span><text:span text:style-name="T1">ary</text:span><text:span text:style-name="T2"> theories. <text:s/>If the lessons were Jewish intended for Jews, </text:span><text:span text:style-name="T1">in</text:span><text:span text:style-name="T2"> we would be told more of our Joshua/ son of Perachia, than of Jesus son of Joseph, more/ of Rabbi Gamliel than of Paul of Tarsus. <text:s/>Above all ex-/-ample better than the tuition would prove a fence/ against subversive ideas, and guard against such/ </text:span><text:span text:style-name="T1">appalling</text:span><text:span text:style-name="T2"> shocking misfortunes as the unhappy occurrence/ which must have cast a gloom on the institution/ and humiliated its professors. <text:s/>Twice I find in/ the book of Proverbs the following maxim: [Hebrew]/ [Hebrew]. <text:s/>"The prudent man foresees/ the evil and hides himself, but the simple passes/ and they are punished."</text:span></text:p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10T14:36:55.39</meta:creation-date>
    <dc:date>2012-09-11T12:11:04.54</dc:date>
    <dc:creator>Penn Libraries</dc:creator>
    <meta:editing-duration>PT00H58M09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5" meta:paragraph-count="87" meta:word-count="2078" meta:character-count="12637"/>
  </office:meta>
</office:document-meta>
</file>